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weight="bold" style:font-weight-asian="bold" style:font-weight-complex="bold"/>
    </style:style>
    <style:style style:name="P8" style:family="paragraph" style:parent-style-name="Text_20_body_20_with_20_1st_20_line_20_indent">
      <style:text-properties fo:font-weight="normal" style:font-weight-asian="normal" style:font-weight-complex="normal"/>
    </style:style>
    <style:style style:name="P9" style:family="paragraph" style:parent-style-name="fixed">
      <style:text-properties fo:font-style="italic" style:font-style-asian="italic" style:font-style-complex="italic"/>
    </style:style>
    <style:style style:name="P10" style:family="paragraph" style:parent-style-name="fixed">
      <style:text-properties fo:font-style="normal" style:font-style-asian="normal" style:font-style-complex="normal"/>
    </style:style>
    <style:style style:name="P11" style:family="paragraph" style:parent-style-name="fixed">
      <style:text-properties fo:font-weight="bold" style:font-weight-asian="bold" style:font-weight-complex="bold"/>
    </style:style>
    <style:style style:name="P12" style:family="paragraph" style:parent-style-name="fixed">
      <style:text-properties fo:font-weight="normal" style:font-weight-asian="normal" style:font-weight-complex="normal"/>
    </style:style>
    <style:style style:name="P13" style:family="paragraph" style:parent-style-name="Text_20_body_20_with_20_1st_20_line_20_indent">
      <style:paragraph-properties fo:margin-left="0.4925in" fo:margin-right="0in" fo:text-indent="0in" style:auto-text-indent="true"/>
    </style:style>
    <style:style style:name="P14" style:family="paragraph" style:parent-style-name="fixed">
      <style:paragraph-properties fo:margin-left="0.4925in" fo:margin-right="0in" fo:text-indent="0in" style:auto-text-indent="true"/>
      <style:text-properties fo:font-weight="bold" style:font-weight-asian="bold" style:font-weight-complex="bold"/>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P17" style:family="paragraph" style:parent-style-name="Contents_20_3">
      <style:paragraph-properties>
        <style:tab-stops>
          <style:tab-stop style:position="6.5319in" style:type="right" style:leader-style="dotted" style:leader-text="."/>
        </style:tab-stops>
      </style:paragraph-properties>
    </style:style>
    <style:style style:name="P18" style:family="paragraph" style:parent-style-name="Contents_20_4">
      <style:paragraph-properties>
        <style:tab-stops>
          <style:tab-stop style:position="6.3354in" style:type="right" style:leader-style="dotted" style:leader-text="."/>
        </style:tab-stops>
      </style:paragraph-properties>
    </style:style>
    <style:style style:name="P19" style:family="paragraph" style:parent-style-name="Contents_20_5">
      <style:paragraph-properties>
        <style:tab-stops>
          <style:tab-stop style:position="6.139in" style:type="right" style:leader-style="dotted" style:leader-text="."/>
        </style:tab-stops>
      </style:paragraph-properties>
    </style:style>
    <style:style style:name="P20" style:family="paragraph" style:parent-style-name="Heading_20_1">
      <style:paragraph-properties fo:text-align="center" style:justify-single-word="false"/>
    </style:style>
    <style:style style:name="P21" style:family="paragraph" style:parent-style-name="Heading_20_2">
      <style:paragraph-properties fo:text-align="center" style:justify-single-word="false"/>
    </style:style>
    <style:style style:name="P22" style:family="paragraph" style:parent-style-name="Heading_20_2" style:list-style-name=""/>
    <style:style style:name="P23" style:family="paragraph" style:parent-style-name="Heading_20_2">
      <style:text-properties fo:font-style="italic" fo:font-weight="bold" style:font-style-asian="italic" style:font-weight-asian="bold" style:font-style-complex="italic" style:font-weight-complex="bold"/>
    </style:style>
    <style:style style:name="P24" style:family="paragraph" style:parent-style-name="Heading_20_2">
      <style:text-properties fo:font-weight="bold" style:font-weight-asian="bold" style:font-weight-complex="bold"/>
    </style:style>
    <style:style style:name="P25" style:family="paragraph" style:parent-style-name="Heading_20_2">
      <style:paragraph-properties fo:break-before="page"/>
    </style:style>
    <style:style style:name="P26" style:family="paragraph" style:parent-style-name="Text_20_body_20_with_20_1st_20_line_20_indent">
      <style:text-properties officeooo:paragraph-rsid="0004176b"/>
    </style:style>
    <style:style style:name="P27" style:family="paragraph" style:parent-style-name="Text_20_body_20_with_20_1st_20_line_20_indent">
      <style:text-properties fo:font-weight="normal" officeooo:paragraph-rsid="0004176b" style:font-weight-asian="normal" style:font-weight-complex="normal"/>
    </style:style>
    <style:style style:name="P28" style:family="paragraph" style:parent-style-name="Heading_20_3">
      <style:text-properties fo:font-style="normal" style:font-style-asian="normal" style:font-style-complex="normal"/>
    </style:style>
    <style:style style:name="P29" style:family="paragraph" style:parent-style-name="Heading_20_3">
      <style:text-properties fo:font-weight="bold" style:font-weight-asian="bold" style:font-weight-complex="bold"/>
    </style:style>
    <style:style style:name="P30" style:family="paragraph" style:parent-style-name="Heading_20_4">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text-position="super 58%"/>
    </style:style>
    <style:style style:name="T10" style:family="text">
      <style:text-properties fo:font-weight="bold" style:font-weight-asian="bold" style:font-weight-complex="bold"/>
    </style:style>
    <style:style style:name="T11" style:family="text">
      <style:text-properties style:text-underline-style="none"/>
    </style:style>
    <style:style style:name="T12" style:family="text">
      <style:text-properties fo:font-weight="normal" style:font-weight-asian="normal" style:font-weight-complex="normal"/>
    </style:style>
    <style:style style:name="T13" style:family="text">
      <style:text-properties style:text-underline-style="solid" style:text-underline-width="auto" style:text-underline-color="font-color"/>
    </style:style>
    <style:style style:name="T14" style:family="text">
      <style:text-properties officeooo:rsid="0003f660"/>
    </style:style>
    <style:style style:name="T15" style:family="text">
      <style:text-properties officeooo:rsid="0004176b"/>
    </style:style>
    <style:style style:name="T16" style:family="text">
      <style:text-properties officeooo:rsid="00042f50"/>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The Deva Programming Language</text:h>
      <text:p text:style-name="P2">v.<text:span text:style-name="T16">2</text:span>.0.0</text:p>
      <text:p text:style-name="P1">Joshua Shepard</text:p>
      <text:p text:style-name="P1"><text:a xlink:type="simple" xlink:href="mailto:josh.shepard@gmail.com">josh.shepard@gmail.com</text:a></text:p>
      <text:p text:style-name="P1"><text:date style:data-style-name="N37" text:date-value="2011-03-28T18:54:56.99" text:fixed="true">03/28/11</text:date></text:p>
      <text:p text:style-name="P1"/>
      <text:h text:style-name="P21"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he Deva Programming Language<text:tab/>1</text:p>
          <text:p text:style-name="P16">Summary<text:tab/>1</text:p>
          <text:p text:style-name="P16">1 Introduction<text:tab/>4</text:p>
          <text:p text:style-name="P16">2 Environment and Modules<text:tab/>4</text:p>
          <text:p text:style-name="P16">3 Types and Scopes<text:tab/>5</text:p>
          <text:p text:style-name="P17">3.1 The 'local' keyword<text:tab/>6</text:p>
          <text:p text:style-name="P17">3.2 'Built-in' functions<text:tab/>6</text:p>
          <text:p text:style-name="P16">4 Language Specification<text:tab/>7</text:p>
          <text:p text:style-name="P17">4.1 Lexical conventions<text:tab/>7</text:p>
          <text:p text:style-name="P17">4.2 Statements<text:tab/>7</text:p>
          <text:p text:style-name="P18">4.2.1 Compound statements<text:tab/>7</text:p>
          <text:p text:style-name="P18">4.2.2 Assignment statements<text:tab/>7</text:p>
          <text:p text:style-name="P18">4.2.3 Control structures<text:tab/>8</text:p>
          <text:p text:style-name="P18">4.2.4 Function calls as statements<text:tab/>8</text:p>
          <text:p text:style-name="P17">4.3 Expressions<text:tab/>8</text:p>
          <text:p text:style-name="P18">4.3.1 Basic expressions<text:tab/>8</text:p>
          <text:p text:style-name="P18">4.3.2 Arithmetic expressions<text:tab/>9</text:p>
          <text:p text:style-name="P18">4.3.3 Logical expressions<text:tab/>9</text:p>
          <text:p text:style-name="P18">4.3.4 Collection constructors<text:tab/>9</text:p>
          <text:p text:style-name="P18">4.3.5 Collection indexers<text:tab/>9</text:p>
          <text:p text:style-name="P19">4.3.5.1 Slice notation<text:tab/>10</text:p>
          <text:p text:style-name="P18">4.3.6 Function calls<text:tab/>10</text:p>
          <text:p text:style-name="P18">4.3.7 Instance constructors<text:tab/>10</text:p>
          <text:p text:style-name="P17">4.4 Function definitions<text:tab/>11</text:p>
          <text:p text:style-name="P17">4.5 Class definitions<text:tab/>11</text:p>
          <text:p text:style-name="P16">5 Classes and instances<text:tab/>12</text:p>
          <text:p text:style-name="P17">5.1 Basic structure<text:tab/>12</text:p>
          <text:p text:style-name="P17">5.2 Inheritance<text:tab/>12</text:p>
          <text:p text:style-name="P17">5.3 Construction and the 'new' method<text:tab/>12</text:p>
          <text:p text:style-name="P17">5.4 Destruction and the 'delete' method<text:tab/>13</text:p>
          <text:p text:style-name="P17">5.5 Methods and the 'self' parameter<text:tab/>13</text:p>
          <text:p text:style-name="P17">5.6 Special methods<text:tab/>13</text:p>
          <text:p text:style-name="P18">5.6.1 The 'enumeration interface'<text:tab/>13</text:p>
          <text:p text:style-name="P18">5.6.2 'repr' and 'str'<text:tab/>14</text:p>
          <text:p text:style-name="P16">6 Built-in functions, methods and modules<text:tab/>15</text:p>
          <text:p text:style-name="P17">6.1 Built-in functions<text:tab/>15</text:p>
          <text:p text:style-name="P17">6.2 Map built-in methods<text:tab/>18</text:p>
          <text:p text:style-name="P17">6.3 Vector built-in methods<text:tab/>19</text:p>
          <text:p text:style-name="P17">6.4 String built-in methods<text:tab/>22</text:p>
          <text:p text:style-name="P17">6.5 Built-in module bit<text:tab/>25</text:p>
          <text:p text:style-name="P17">6.6 Built-in module math<text:tab/>26</text:p>
          <text:p text:style-name="P17">6.7 Built-in module os<text:tab/>27</text:p>
          <text:p text:style-name="P17">6.8 Built-in module _re<text:tab/>29</text:p>
          <text:p text:style-name="P16">7 Provided modules<text:tab/>30</text:p>
          <text:p text:style-name="P17">7.1 Module re<text:tab/>31</text:p>
          <text:p text:style-name="P17"><text:soft-page-break/>7.2 Module glob<text:tab/>31</text:p>
          <text:p text:style-name="P16">8 Sample deva code<text:tab/>32</text:p>
          <text:p text:style-name="P17">8.1 bubble sort<text:tab/>32</text:p>
          <text:p text:style-name="P17">8.2 default parameters<text:tab/>33</text:p>
          <text:p text:style-name="P17">8.3 import<text:tab/>33</text:p>
          <text:p text:style-name="P17">8.4 eval – running code dynamically<text:tab/>34</text:p>
          <text:p text:style-name="P17">8.5 Classes, instances, constructors and inheritance<text:tab/>34</text:p>
          <text:p text:style-name="P17">8.6 Factorial examples<text:tab/>35</text:p>
          <text:p text:style-name="P16">9 Embedding deva<text:tab/>36</text:p>
        </text:index-body>
      </text:table-of-content>
      <text:h text:style-name="P22" text:outline-level="2"/>
      <text:h text:style-name="P25" text:outline-level="2">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Text_20_body_20_with_20_1st_20_line_20_indent"/>
      <text:h text:style-name="Heading_20_2" text:outline-level="2">2 Environment and Modules</text:h>
      <text:p text:style-name="P3">Deva is typically saved into files with the “.dv” extension. Any deva file can be imported as a “module” into another deva file using the “import” statement (or the built-in “importmodule()” function).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text:p>
      <text:p text:style-name="Text_20_body_20_with_20_1st_20_line_20_indent">Modules are searched for in the current executing directory and all the paths listed in the DEVA environment variable.</text:p>
      <text:p text:style-name="Text_20_body_20_with_20_1st_20_line_20_indent"/>
      <text:h text:style-name="Heading_20_2" text:outline-level="2"><text:soft-page-break/>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compile-time, and thus can be circumvented at run-time if so desired; it is intended only as a 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which store addresses, and other uses of this data type are made internally only). These five data types are “value types”, meaning that variables of these types are simple values, <text:span text:style-name="T1">not</text:span><text:span text:style-name="T6"> references to other objects. When a variable of one of these types is assigned to another variable, a copy is created and changes to that copy do not affect the original variable.</text:span></text:p>
      <text:p text:style-name="P6">[NOTE: In addition to the seven basic types there are two types that are not visible externally: a 'size' type and a 'native object' type. These are useful only to developers embedding or extending the deva language. The 'size' type is an integer number type the size of the native integer on the machine on which deva is compiled (a “size_t” in C/C++). The 'native object' type is a native pointer to C/C++ data (a void* in C/C++).]</text:p>
      <text:p text:style-name="Text_20_body_20_with_20_1st_20_line_20_indent"><text:span text:style-name="T6">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6">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6">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Text_20_body_20_with_20_1st_20_line_20_indent">Like C-derived languages, deva is block-scoped using curly braces. <text:span text:style-name="T2">Unlike</text:span><text:span text:style-name="T7"> C, deva is dynamically scoped, not statically.</text:span> A reference to a variable 'x' in a scope will use the first available 'x' found in the current scope or any scope below the current scope, right up to the global scope. (This is similar to the look-up rules in JavaScript/ECMAScript, with the addition of block-scoping). Value types that are first defined in a particular scope are destroyed when that scope ends, with reference types being destroyed only if the last reference to them was in the scope. Because reference types are guaranteed to be destroyed when the last reference to them goes out of scope, scopes can be used to implement deterministic destruction. Along these same lines, reference types created in the global scope will not be destroyed <text:span text:style-name="T1">until the program exits</text:span>.</text:p>
      <text:p text:style-name="Text_20_body_20_with_20_1st_20_line_20_indent">Parameters to functions/methods are passed <text:span text:style-name="T1">by value</text:span><text:span text:style-name="T6">, meaning that the function/method receives a </text:span><text:span text:style-name="T1">copy</text:span><text:span text:style-name="T6"> of the variable passed as a parameter. If the parameter is a reference type, the parameter is still a copy, though as a reference type it still points at the object that was passed in and changes made will affect the original object. </text:span><text:span text:style-name="T1">But</text:span><text:span text:style-name="T6"> if it were changed to point at a new object, the original would be </text:span><text:soft-page-break/><text:span text:style-name="T6">unaffected. For instance:</text:span></text:p>
      <text:p text:style-name="P10">def foo( v )</text:p>
      <text:p text:style-name="P10">{</text:p>
      <text:p text:style-name="P10"><text:s text:c="4"/># this appends the number 100 to vector 'v'</text:p>
      <text:p text:style-name="P10"><text:tab/>v.append( 100 );</text:p>
      <text:p text:style-name="P10"><text:tab/># the parameter 'v' is now a new, empty vector</text:p>
      <text:p text:style-name="P10"><text:tab/>v = [];</text:p>
      <text:p text:style-name="P10">}</text:p>
      <text:p text:style-name="P10"/>
      <text:p text:style-name="P10">x = [0,1,2,3];</text:p>
      <text:p text:style-name="P10">foo( x );</text:p>
      <text:p text:style-name="P10"># the vector x now contains [1,2,3,100], as only the *parameter* in the </text:p>
      <text:p text:style-name="P10">function was set to a new, empty vector</text:p>
      <text:h text:style-name="Heading_20_3" text:outline-level="3">3.1 The 'local' keyword</text:h>
      <text:p text:style-name="Text_20_body_20_with_20_1st_20_line_20_indent">Because a reference to a variable will always refer to any existing like-named variable defined in a 'more global' scope, the 'local' keyword is provided to define new variables that are local to the immediate scope. <text:span text:style-name="T3">Inside of functions, variables should almost always be defined as 'local', since they could accidentally modify more global variables with the same name.</text:span><text:span text:style-name="T8"> (</text:span>This is particularly true in recursive functions, where local values would otherwise be lost). The local keyword can only be used in assignment expressions (e.g. “local x = 2;”).</text:p>
      <text:p text:style-name="Text_20_body_20_with_20_1st_20_line_20_indent">(Those familiar with JavaScript may want to think of this as being similar to the 'var' keyword, in that it defines a local variable, however it is different in the fact that <text:span text:style-name="T10">not</text:span><text:span text:style-name="T12"> using 'local' is quite different from not using 'var' in JavaScript: <text:s/>it does not add variables into the global scope, rather it will only reference more-global variables if they already exist, creating a local otherwise. Also, as noted earlier, deva is block-scoped, so variables can be local to a block and not just a function.)</text:span></text:p>
      <text:h text:style-name="Heading_20_3" text:outline-level="3">3.2 'Built-in' functions</text:h>
      <text:p text:style-name="Text_20_body_20_with_20_1st_20_line_20_indent">Deva includes a variety of built-in functionality that is internal to the language. This functionality comes in the form of “built-in” functions, methods and modules. Built-in functions are written in C++, not in deva and, in version 1.0 at least, are subject to some limitations: they cannot be treated as objects, like deva functions can, and therefore cannot be passed as arguments or assigned to variables. With built-in functions (e.g. 'print()') and built-in modules you can work around this by defining a deva function that does nothing except call the built-in. (See the provided 're' module for an example of this being done with the built-in '_re' module). However this will not work with the built-in methods on vectors, maps or strings. </text:p>
      <text:p text:style-name="Text_20_body_20_with_20_1st_20_line_20_indent">This is a limitation of version 1.0 that should be removed in the future.</text:p>
      <text:h text:style-name="Heading_20_2" text:outline-level="2"><text:soft-page-break/>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
      <text:p text:style-name="fixed">+ - / * % &gt; &lt; == &gt;= &lt;= += -= *= /= %= [ ] { } ( ) &amp;&amp; || ! ; , .</text:p>
      <text:p text:style-name="fixed"/>
      <text:p text:style-name="Text_20_body_20_with_20_1st_20_line_20_indent">String literals are delimited by (matching) single or double quotes and can contains the C escape 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NOT be chained together in a single statement (e.g. a = b = 1).</text:p>
      <text:p text:style-name="Text_20_body_20_with_20_1st_20_line_20_indent">Assignments using the '=' operator, when applied to a variable that does not yet exist, create that variable. For instance, 'x = 2;' first looks in the current scope for a variable called x, then in each parent scope all the way to the global scope. If no variable 'x' is found, a new variable named 'x' is created in the current scope and the value '2' is assigned to it.</text:p>
      <text:p text:style-name="Text_20_body_20_with_20_1st_20_line_20_indent">An assignment using the '=' operator may also be preceded by the keyword 'const', which indicates to the compiler that this is a constant value that cannot be changed. This is a programmer's convenience <text:soft-page-break/>only; the compiler will attempt to enforce this, but it cannot be guaranteed at run-time.</text:p>
      <text:h text:style-name="Heading_20_4" text:outline-level="4">4.2.3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I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B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1">'condition'</text:span><text:span text:style-name="T6"> ) </text:span><text:span text:style-name="T1">statement or compound-statement</text:span></text:p>
      <text:p text:style-name="fixed"><text:span text:style-name="T6">if( </text:span><text:span text:style-name="T1">'condition'</text:span><text:span text:style-name="T6"> ) </text:span><text:span text:style-name="T1">statement or compound-statement </text:span><text:span text:style-name="T6">[else </text:span><text:span text:style-name="T1">statement or compound-statement</text:span><text:span text:style-name="T6">]</text:span></text:p>
      <text:p text:style-name="fixed"><text:span text:style-name="T6">for( '</text:span><text:span text:style-name="T1">item' </text:span><text:span text:style-name="T6">in '</text:span><text:span text:style-name="T1">vector'</text:span><text:span text:style-name="T6"> ) </text:span><text:span text:style-name="T1">statement or compound-statement</text:span></text:p>
      <text:p text:style-name="fixed"><text:span text:style-name="T6">for( '</text:span><text:span text:style-name="T1">key' , 'value'</text:span><text:span text:style-name="T6"> in '</text:span><text:span text:style-name="T1">map'</text:span><text:span text:style-name="T6"> ) </text:span><text:span text:style-name="T1">statement or compound-statement</text:span></text:p>
      <text:p text:style-name="P10">return</text:p>
      <text:p text:style-name="fixed"><text:span text:style-name="T6">return '</text:span><text:span text:style-name="T1">value'</text:span></text:p>
      <text:p text:style-name="P10">break</text:p>
      <text:p text:style-name="P10">continue</text:p>
      <text:p text:style-name="fixed"><text:span text:style-name="T6">import </text:span><text:span text:style-name="T1">'path'</text:span></text:p>
      <text:p text:style-name="P10"/>
      <text:h text:style-name="P30" text:outline-level="4">4.2.4 Function calls as statements</text:h>
      <text:p text:style-name="P6">Function call expressions like 'foo();' can stand alone as statements, as they have potential side effects. Any return value is lost.</text:p>
      <text:h text:style-name="P28" text:outline-level="3">4.3 Expressions</text:h>
      <text:h text:style-name="P30" text:outline-level="4">4.3.1 Basic expressions</text:h>
      <text:p text:style-name="P6">Basic expressions are:</text:p>
      <text:p text:style-name="P6"/>
      <text:p text:style-name="fixed"><text:span text:style-name="T6">( </text:span><text:span text:style-name="T1">'exp'</text:span><text:span text:style-name="T6"> )</text:span></text:p>
      <text:p text:style-name="P9">identifier</text:p>
      <text:p text:style-name="P9"><text:soft-page-break/>numerical constant</text:p>
      <text:p text:style-name="P9">boolean</text:p>
      <text:p text:style-name="P9">null</text:p>
      <text:p text:style-name="P9">string literal</text:p>
      <text:p text:style-name="P10"/>
      <text:h text:style-name="P30" text:outline-level="4">4.3.2 Arithmetic expressions</text:h>
      <text:p text:style-name="P6">The usual binary numerical operators '+', '-', '*', '/', '%' (modulo) and the unary operator '-' are supported. The operands must be numbers or expressions that evaluate to numbers, with the exception of the '+' operator, which can be applied to strings to concatenate them.</text:p>
      <text:h text:style-name="P30" text:outline-level="4">4.3.3 Logical expressions</text:h>
      <text:p text:style-name="Text_20_body_20_with_20_1st_20_line_20_indent"><text:span text:style-name="T6">Deva accepts the '&amp;&amp;' (and) and '||' (or) binary logical operators and the '!' (not) unary logical </text:span><text:span text:style-name="T6">operator. Operands must be able to be evaluated to a boolean value (a null, number, string or boolean or expression evaluating to one of these).</text:span></text:p>
      <text:p text:style-name="P6">[NOTE: There is currently NO short-circuiting of the evaluation of logical expressions.]</text:p>
      <text:h text:style-name="P30" text:outline-level="4">4.3.4 Collection constructors</text:h>
      <text:p text:style-name="P6">Maps and vectors must be created before they are used, unlike simple value types. The syntax for this is:</text:p>
      <text:p text:style-name="P6"/>
      <text:p text:style-name="P10">[ 'items' ];</text:p>
      <text:p text:style-name="P9">'map-name'<text:span text:style-name="T6"> = {};</text:span></text:p>
      <text:p text:style-name="P10"/>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 initialization lists look similar, but with a colon (“:”) separating the key and value elements for each pair in the map. For instance: 'm = { “a” : 10, 8 : “foo” };' creates a map with two elements (pairs), one mapping the string “a” to the number 10 and another mapping the number 8 to the string “foo”.</text:p>
      <text:h text:style-name="P30" text:outline-level="4">4.3.5 Collection indexers</text:h>
      <text:p text:style-name="P6">Maps and vectors can be indexed using the '[]' operator. For instance: 'v[0]' returns the first element in the vector 'v' and 'm[“foo”]' returns the value in the map 'm' that is indexed by the key “foo”.</text:p>
      <text:p text:style-name="P6">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text:soft-page-break/>4.3.5.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v = ['f','o','o','b','a','r'];</text:p>
      <text:p text:style-name="fixed">v2 = v[1:3];</text:p>
      <text:p text:style-name="fixed">v3 = v[1:6:2];</text:p>
      <text:p text:style-name="fixed"/>
      <text:p text:style-name="Text_20_body_20_with_20_1st_20_line_20_indent">'v2' will be a vector with the value ['o','o'] (the elements of 'v' starting at index 1 and ending at index 3) and 'v3' a vector with the value ['o','b','r'] (every 2<text:span text:style-name="T9">nd</text:span> element of 'v' starting at index 1 and ending at element 6).</text:p>
      <text:p text:style-name="Text_20_body_20_with_20_1st_20_line_20_indent">The 'start' and 'end' indices can be negative, which implies indexing from the <text:span text:style-name="T1">end</text:span> instead of the beginning of the vector or string. (e.g. 'v[0:-1]' slices from the beginning to the next-to-last item). You can also use the special “$” token to indicate the end-of-collection, so that 'v[0:$]' is the same as 'v'. (Unlike Python slices, an empty index value does not produce valid code).</text:p>
      <text:p text:style-name="Text_20_body_20_with_20_1st_20_line_20_indent">Degenerate slice indices are handled gracefully: an index that is too large is replaced by the string or vector size, an end-index smaller than the start-index returns an empty string or vector.</text:p>
      <text:p text:style-name="Text_20_body_20_with_20_1st_20_line_20_indent">With vectors a slice can also appear on the <text:span text:style-name="T1">left</text:span><text:span text:style-name="T6"> side of an assignment. (With strings this is not </text:span><text:span text:style-name="T6">allowed, as strings in deva are immutable objects). If the slice has only two indices (i.e. no 'step' value) the right-hand side of the assignment replaces the sliced range. In this case the right-hand side could be </text:span><text:span text:style-name="T6">another vector, in which case all of its elements will be copied, or it could be any other type, in which case the object itself will be inserted. If a third index ('step' value) </text:span><text:span text:style-name="T1">is</text:span><text:span text:style-name="T6">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v = ['f','o','o','b','a','r'];</text:p>
      <text:p text:style-name="fixed">v[1:3] = 'u';<text:tab/><text:tab/><text:tab/><text:tab/># v now contains 'f','u','b','a','r'</text:p>
      <text:p text:style-name="fixed">v[1:5:2] = ['i', 'e'];<text:tab/><text:tab/># v now contains 'f','i','b','e','r'</text:p>
      <text:p text:style-name="fixed"/>
      <text:p text:style-name="Text_20_body_20_indent">Note a couple of things about the case where the start and end indices are the same. First, 'w = v[1:1]' results in 'w' being an empty string/vector. Secondly, 'v[1:1] = ['a']' is the same as inserting 'a' at position 1 in v (because v[1:1] is an empty vector at index 1. </text:p>
      <text:h text:style-name="P30" text:outline-level="4">4.3.6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30" text:outline-level="4"><text:soft-page-break/>4.3.7 Instance constructors</text:h>
      <text:p text:style-name="P6">Instances of classes (commonly called “objects”) are created using the syntax:</text:p>
      <text:p text:style-name="P6"/>
      <text:p text:style-name="P9">'instance-name'<text:span text:style-name="T6"> = new </text:span>'class-name'<text:span text:style-name="T6"> ( </text:span>'parameter-list'<text:span text:style-name="T6"> )</text:span></text:p>
      <text:p text:style-name="P10"/>
      <text:p text:style-name="P6">[NOTE: A desirable future enhancement would be to not require the assignment, so that new instances could be placed directly anywhere an expression is expected.] </text:p>
      <text:h text:style-name="Heading_20_3" text:outline-level="3">4.4 Function definitions</text:h>
      <text:p text:style-name="P6">Functions are defined using the 'def' keyword, as so:</text:p>
      <text:p text:style-name="P6"/>
      <text:p text:style-name="fixed"><text:span text:style-name="T6">def </text:span><text:span text:style-name="T1">'fcn-name'</text:span><text:span text:style-name="T6"> ( </text:span><text:span text:style-name="T1">'parameter-list'</text:span><text:span text:style-name="T6"> ) </text:span><text:span text:style-name="T1">statement or compound-statement</text:span></text:p>
      <text:p text:style-name="P10"/>
      <text:p text:style-name="P6">Functions definitions are treated as language statements and can be placed anywhere a statement is valid, including inside compound statements (loop and conditional bodies) and inside of functions and methods. A function only has access to the scope it is defined within, following the normal scoping rules. (Note that a function nested inside a method is a nested <text:span text:style-name="T1">function</text:span>, not a nested <text:span text:style-name="T1">method,</text:span> meaning that is does not have access to the 'self' variable of the class. If you wish it to have access to 'self', you need to pass it as a parameter).</text:p>
      <text:p text:style-name="P6">Results of a function are returned to the caller using the 'return' statement.</text:p>
      <text:p text:style-name="P6">Functions can contains default parameter values, of the form:</text:p>
      <text:p text:style-name="P10"/>
      <text:p text:style-name="P9">'param-name'<text:span text:style-name="T6"> = </text:span>'value'</text:p>
      <text:p text:style-name="P9"/>
      <text:p text:style-name="Text_20_body_20_with_20_1st_20_line_20_indent">The parameters with default values <text:span text:style-name="T1">must</text:span><text:span text:style-name="T6"> occur at the </text:span><text:span text:style-name="T1">end</text:span><text:span text:style-name="T6"> of the parameter list. </text:span></text:p>
      <text:p text:style-name="Text_20_body_20_with_20_1st_20_line_20_indent"><text:span text:style-name="T6">For</text:span> example:</text:p>
      <text:p text:style-name="Text_20_body_20_with_20_1st_20_line_20_indent"/>
      <text:p text:style-name="fixed">def FunctionA( a, b, c = 0 ){}<text:tab/># valid code</text:p>
      <text:p text:style-name="fixed">def FunctionB( a, b = 0, c ){}<text:tab/># invalid code!!!</text:p>
      <text:p text:style-name="fixed"/>
      <text:h text:style-name="Heading_20_3" text:outline-level="3">4.5 Class definitions</text:h>
      <text:p text:style-name="P6">Classes are defined using the 'class' keyword:</text:p>
      <text:p text:style-name="P6"/>
      <text:p text:style-name="fixed"><text:span text:style-name="T6">class </text:span><text:span text:style-name="T1">'name'</text:span><text:span text:style-name="T6"> : </text:span><text:span text:style-name="T1">'parent-one'</text:span><text:span text:style-name="T6"> , </text:span><text:span text:style-name="T1">'parent-two' etc.</text:span></text:p>
      <text:p text:style-name="P10">{</text:p>
      <text:p text:style-name="P9">method-definitions</text:p>
      <text:p text:style-name="P10">}</text:p>
      <text:p text:style-name="P10"><text:soft-page-break/></text:p>
      <text:p text:style-name="Text_20_body_20_with_20_1st_20_line_20_indent">Class definitions must occur at the file scope for the module they are in.</text:p>
      <text:p text:style-name="Text_20_body_20_with_20_1st_20_line_20_indent">[NOTE: support for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6"> be referenced explicitly.</text:span></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member function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you must provide the 'self' parameter; see below). </text:p>
      <text:p text:style-name="Text_20_body_20_with_20_1st_20_line_20_indent">Methods are called using syntax like that in C++ and Java: with the dot-operator ('.') as a separator between the instance (or class) name and method name. For example:</text:p>
      <text:p text:style-name="Text_20_body_20_with_20_1st_20_line_20_indent"/>
      <text:p text:style-name="fixed">foo.bar();</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text:soft-page-break/>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a runtime error will result from trying to create an instance of a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Destruction and the 'delete' method</text:h>
      <text:p text:style-name="Text_20_body_20_indent">Complementary to the “new” method for construction of objects, deva provides the “delete” method for object destruction. Calls to “delete” on a derived object happen in the inverse order that the calls to “new” happened in, allowing the object to be tear down child pieces first and then the parent pieces. The “delete” method cannot take any parameters.</text:p>
      <text:p text:style-name="Text_20_body_20_indent">Internally, “delete” is called on an object when a scope is exited and there are no more references to that object. This allows deterministic destruction of objects, as long as the programmer is careful not to inadvertently add any references to the object. Because “delete” is called dynamically by the run-time engine, breakpoints set in “delete” methods will not be hit.</text:p>
      <text:h text:style-name="Heading_20_3" text:outline-level="3">5.5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receive “self” as well, but it is a reference to the <text:span text:style-name="T1">class</text:span><text:span text:style-name="T6"> object, not an instance. They must not try to reference member variables as any attempt to do so will cause an error. This means that any method that doesn't access member data can be treated as a “class method” or what C++ would refer to as a “static method”. Class methods like this may be called on the class object itself, or an instance of the class.</text:span></text:p>
      <text:p text:style-name="Text_20_body_20_with_20_1st_20_line_20_indent">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text:p>
      <text:h text:style-name="Heading_20_3" text:outline-level="3"><text:soft-page-break/>5.6 Special methods</text:h>
      <text:h text:style-name="Heading_20_4" text:outline-level="4">5.6.1 The 'enumeration interface'</text:h>
      <text:p text:style-name="Text_20_body_20_with_20_1st_20_line_20_indent">Deva supports a special “interface” which classes can implement to support their use as collections in 'for' loops. This “interface” consists of two methods, 'rewind' and 'next', and has no formal declation or language enforcement: any class that implements the two methods correctly can be iterated over using a 'for' loop.</text:p>
      <text:p text:style-name="Text_20_body_20_with_20_1st_20_line_20_indent">The class must track the current position internally. The 'rewind' method sets this internal position tracking mechanism back to the first element, while next moves it to the next element, while returning a two-element vector with the first element being a boolean indicating whether the end of the enumeration has been reached and the second the current element.</text:p>
      <text:p text:style-name="Text_20_body_20_with_20_1st_20_line_20_indent">For example:</text:p>
      <text:p text:style-name="fixed">class Collection </text:p>
      <text:p text:style-name="fixed">{ </text:p>
      <text:p text:style-name="fixed"><text:s text:c="4"/>def new() </text:p>
      <text:p text:style-name="fixed"><text:s text:c="4"/>{ </text:p>
      <text:p text:style-name="fixed"><text:s text:c="8"/>self.items = [0, 1, 2, 3, 4, 5]; </text:p>
      <text:p text:style-name="fixed"><text:s text:c="8"/>self.index = 0; </text:p>
      <text:p text:style-name="fixed"><text:s text:c="4"/>} </text:p>
      <text:p text:style-name="fixed"><text:s text:c="4"/>def rewind() </text:p>
      <text:p text:style-name="fixed"><text:s text:c="4"/>{ </text:p>
      <text:p text:style-name="fixed"><text:s text:c="8"/>self.index = 0; </text:p>
      <text:p text:style-name="fixed"><text:s text:c="4"/>} </text:p>
      <text:p text:style-name="fixed"><text:s text:c="4"/>def next() </text:p>
      <text:p text:style-name="fixed"><text:s text:c="4"/>{ </text:p>
      <text:p text:style-name="fixed"><text:s text:c="8"/>local obj = null; </text:p>
      <text:p text:style-name="fixed"><text:s text:c="8"/>local more = self.items.length() != self.index; </text:p>
      <text:p text:style-name="fixed"/>
      <text:p text:style-name="fixed"><text:s text:c="8"/>if( more ) </text:p>
      <text:p text:style-name="fixed"><text:s text:c="12"/>obj = self.items[self.index]; </text:p>
      <text:p text:style-name="fixed"/>
      <text:p text:style-name="fixed"><text:s text:c="8"/># next item </text:p>
      <text:p text:style-name="fixed"><text:s text:c="8"/>self.index = self.index + 1; </text:p>
      <text:p text:style-name="fixed"/>
      <text:p text:style-name="fixed"><text:s text:c="8"/>return [more, obj]; </text:p>
      <text:p text:style-name="fixed"><text:s text:c="4"/>} </text:p>
      <text:p text:style-name="fixed">}</text:p>
      <text:h text:style-name="Heading_20_4" text:outline-level="4"><text:soft-page-break/>5.6.2 'repr' and 'str'</text:h>
      <text:p text:style-name="Text_20_body_20_with_20_1st_20_line_20_indent">As the author of a class, you may wish to be able to have the built-in 'print' and 'str' methods give customized results for instances of your class, rather than the rather unsightly defaults (the full contents of the underlying map object). This is easily done by implementing, respectively, the 'repr' and 'str' methods.</text:p>
      <text:p text:style-name="Text_20_body_20_with_20_1st_20_line_20_indent">The 'print' built-in function, when printing an instance, will first look for a method called 'repr'. This method must take no arguments and return the string to be printed.</text:p>
      <text:p text:style-name="Text_20_body_20_with_20_1st_20_line_20_indent">The 'str' built-in function will likewise look for a method named 'str' on instances and use its return value.</text:p>
      <text:p text:style-name="Text_20_body_20_with_20_1st_20_line_20_indent"><text:s/></text:p>
      <text:h text:style-name="P23" text:outline-level="2">6 Built-in functions, methods and modules</text:h>
      <text:p text:style-name="P5">As per section 3.2, deva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and the limitations noted in section 3.2, the built-ins look just like normal functions, methods or modules except there is no deva code implementing them.</text:p>
      <text:h text:style-name="Heading_20_3" text:outline-level="3">6.1 Built-in functions</text:h>
      <text:p text:style-name="Text_20_body_20_with_20_1st_20_line_20_indent">The following are built-in functions:</text:p>
      <text:p text:style-name="P11"/>
      <text:p text:style-name="P11">print( s, separator = “\n” )</text:p>
      <text:p text:style-name="Text_20_body_20_with_20_1st_20_line_20_indent">Prints the value of s to stdout. Objects are converted to strings using the 'str' built-in (below) if they are not strings. 'Separator', which is a newline by default, is appended to the output. If the object s is an instance and has a no-argument method called 'repr', it will be called to get the string representation of the instance.</text:p>
      <text:p text:style-name="Text_20_body_20_with_20_1st_20_line_20_indent"/>
      <text:p text:style-name="P11">name( obj )</text:p>
      <text:p text:style-name="Text_20_body_20_with_20_1st_20_line_20_indent">Returns the name of the variable 'obj' as a string.</text:p>
      <text:p text:style-name="Text_20_body_20_with_20_1st_20_line_20_indent"/>
      <text:p text:style-name="P11">type( obj )</text:p>
      <text:p text:style-name="Text_20_body_20_with_20_1st_20_line_20_indent">Returns a string representing the type of the variable 'obj' (e.g. vector).</text:p>
      <text:p text:style-name="Text_20_body_20_with_20_1st_20_line_20_indent"/>
      <text:p text:style-name="P11">str( obj )</text:p>
      <text:p text:style-name="Text_20_body_20_with_20_1st_20_line_20_indent">Converts the given value to a string and returns it. If the object s is an instance and has a no-argument method called 'str', it will be called to get the string representation of the instance.</text:p>
      <text:p text:style-name="Text_20_body_20_with_20_1st_20_line_20_indent"/>
      <text:p text:style-name="P11">chr( num )</text:p>
      <text:p text:style-name="Text_20_body_20_with_20_1st_20_line_20_indent">Converts the given numerical value to a single-character string and returns it.</text:p>
      <text:p text:style-name="Text_20_body_20_with_20_1st_20_line_20_indent"><text:soft-page-break/></text:p>
      <text:p text:style-name="P11">num( o )</text:p>
      <text:p text:style-name="Text_20_body_20_with_20_1st_20_line_20_indent">Converts the given object into a number and returns it. Will fail if 'o' is a vector, map, class or instance object.</text:p>
      <text:p text:style-name="Text_20_body_20_with_20_1st_20_line_20_indent"/>
      <text:p text:style-name="P11">append( vec, value )</text:p>
      <text:p text:style-name="Text_20_body_20_with_20_1st_20_line_20_indent">Takes a vector object 'vec' and appends the object 'value' to it. No return value.</text:p>
      <text:p text:style-name="Text_20_body_20_with_20_1st_20_line_20_indent"/>
      <text:p text:style-name="P11">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11">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11">eval( s )</text:p>
      <text:p text:style-name="Text_20_body_20_with_20_1st_20_line_20_indent">Takes a string that contains deva code and executes it.</text:p>
      <text:p text:style-name="Text_20_body_20_with_20_1st_20_line_20_indent"/>
      <text:p text:style-name="P11">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11">close( file )</text:p>
      <text:p text:style-name="Text_20_body_20_with_20_1st_20_line_20_indent">Close the file associated with the given file handle.</text:p>
      <text:p text:style-name="Text_20_body_20_with_20_1st_20_line_20_indent"/>
      <text:p text:style-name="P11">stdin()</text:p>
      <text:p text:style-name="Text_20_body_20_with_20_1st_20_line_20_indent">Returns the file handle for the standard input stream, which can then be used with the read/readstring/readline/readlines functions.</text:p>
      <text:p text:style-name="Text_20_body_20_with_20_1st_20_line_20_indent"/>
      <text:p text:style-name="P11">stdout()</text:p>
      <text:p text:style-name="Text_20_body_20_with_20_1st_20_line_20_indent">Returns the file handle for the standard output stream, which can then be used with the write/writestring/writeline/writelines functions.</text:p>
      <text:p text:style-name="Text_20_body_20_with_20_1st_20_line_20_indent"/>
      <text:p text:style-name="P11">stderr()</text:p>
      <text:p text:style-name="Text_20_body_20_with_20_1st_20_line_20_indent">Returns the file handle for the standard error stream, which can then be used with the write/writestring/writeline/writelines functions.</text:p>
      <text:p text:style-name="Text_20_body_20_with_20_1st_20_line_20_indent"><text:soft-page-break/></text:p>
      <text:p text:style-name="P11">flush( file )</text:p>
      <text:p text:style-name="Text_20_body_20_with_20_1st_20_line_20_indent">Flush the file associated with the given file handle.</text:p>
      <text:p text:style-name="Text_20_body_20_with_20_1st_20_line_20_indent"/>
      <text:p text:style-name="P11">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11">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11">readline( file )</text:p>
      <text:p text:style-name="Text_20_body_20_with_20_1st_20_line_20_indent">Read a line (up to the first newline character) from file. Returns the line as a string.</text:p>
      <text:p text:style-name="Text_20_body_20_with_20_1st_20_line_20_indent"/>
      <text:p text:style-name="P11">readlines( file )</text:p>
      <text:p text:style-name="Text_20_body_20_with_20_1st_20_line_20_indent">Read the entire file as a sequence of lines. Returns the lines as a vector of strings.</text:p>
      <text:p text:style-name="Text_20_body_20_with_20_1st_20_line_20_indent"/>
      <text:p text:style-name="P11">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11">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11">writeline( file, line )</text:p>
      <text:p text:style-name="Text_20_body_20_with_20_1st_20_line_20_indent">Write the string 'line' to the file associated with the given file handle.</text:p>
      <text:p text:style-name="Text_20_body_20_with_20_1st_20_line_20_indent"/>
      <text:p text:style-name="P11">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11">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text:soft-page-break/>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11">tell( file )</text:p>
      <text:p text:style-name="Text_20_body_20_with_20_1st_20_line_20_indent">Return the current position in the file associated with the given file handle.</text:p>
      <text:p text:style-name="Text_20_body_20_with_20_1st_20_line_20_indent"/>
      <text:p text:style-name="P11">exit( value = 0 )</text:p>
      <text:p text:style-name="Text_20_body_20_with_20_1st_20_line_20_indent">Cause the program to immediately exit and return 'value' to the operating system.</text:p>
      <text:p text:style-name="Text_20_body_20_with_20_1st_20_line_20_indent"/>
      <text:p text:style-name="P11">range( start, end, step = 1)</text:p>
      <text:p text:style-name="Text_20_body_20_with_20_1st_20_line_20_indent">Generates a vector containing numbers starting with 'start', ending with 'end' and incrementing 'step' with each value. For example 'range( 0, 10 )' generates the vector '[0, 1, 2, 3, 4, 5, 6, 7, 8, 9]'.</text:p>
      <text:p text:style-name="Text_20_body_20_with_20_1st_20_line_20_indent"/>
      <text:p text:style-name="P11">format( format_str, format_args )</text:p>
      <text:p text:style-name="Text_20_body_20_with_20_1st_20_line_20_indent">Generates a string using Unix98 printf format specifiers with 'format_str' as the format string and the vector 'format_args' containing the formatting arguments.</text:p>
      <text:p text:style-name="Text_20_body_20_with_20_1st_20_line_20_indent"/>
      <text:p text:style-name="P11">join( args, sep = “” )</text:p>
      <text:p text:style-name="Text_20_body_20_with_20_1st_20_line_20_indent">Converts each value in the vector 'args' to a string, concatenates them all together and returns the result as a single string. If 'sep' is given it is used as the separator included between items.</text:p>
      <text:p text:style-name="Text_20_body_20_with_20_1st_20_line_20_indent"/>
      <text:p text:style-name="P11">seterror( error_object )</text:p>
      <text:p text:style-name="Text_20_body_20_with_20_1st_20_line_20_indent">Sets the global error flag and stores the argument 'error_object' as the error data. The global flag and data is cleared every time a function call is made, so the flag <text:span text:style-name="T13">must</text:span> be checked after each function call if it is necessary to act on errors. Note this function does not cause an early return or any other side effects, it <text:span text:style-name="T13">only</text:span> sets the flag and data object.</text:p>
      <text:p text:style-name="Text_20_body_20_with_20_1st_20_line_20_indent"/>
      <text:p text:style-name="P11">error()</text:p>
      <text:p text:style-name="Text_20_body_20_with_20_1st_20_line_20_indent">Returns true if the global error flag has been set since the last function call, false otherwise. (Note: the global error flag is reset by every function call).</text:p>
      <text:p text:style-name="Text_20_body_20_with_20_1st_20_line_20_indent"/>
      <text:p text:style-name="P11">geterror()</text:p>
      <text:p text:style-name="Text_20_body_20_with_20_1st_20_line_20_indent">Returns the global error data object, or null if no error occurred in the last function call.</text:p>
      <text:p text:style-name="Text_20_body_20_with_20_1st_20_line_20_indent"/>
      <text:p text:style-name="P11">importmodule( module_name )</text:p>
      <text:p text:style-name="Text_20_body_20_with_20_1st_20_line_20_indent">Imports the module 'module_name'. (The “import” statement calls this function).</text:p>
      <text:h text:style-name="Heading_20_3" text:outline-level="3"><text:soft-page-break/>6.2 Map built-in methods</text:h>
      <text:p text:style-name="Text_20_body_20_with_20_1st_20_line_20_indent">The following methods can be called on map, class and instance objects:</text:p>
      <text:p text:style-name="Text_20_body_20_with_20_1st_20_line_20_indent"/>
      <text:p text:style-name="P11">length()</text:p>
      <text:p text:style-name="Text_20_body_20_with_20_1st_20_line_20_indent">Returns the number of key-value pairs in the map.</text:p>
      <text:p text:style-name="Text_20_body_20_with_20_1st_20_line_20_indent"/>
      <text:p text:style-name="P11">copy()</text:p>
      <text:p text:style-name="Text_20_body_20_with_20_1st_20_line_20_indent">Returns a (shallow) copy of the map.</text:p>
      <text:p text:style-name="Text_20_body_20_with_20_1st_20_line_20_indent"/>
      <text:p text:style-name="P11">remove( key )</text:p>
      <text:p text:style-name="Text_20_body_20_with_20_1st_20_line_20_indent">Removes the key-value pair indexed by 'key'.</text:p>
      <text:p text:style-name="Text_20_body_20_with_20_1st_20_line_20_indent"/>
      <text:p text:style-name="P11">find( key )</text:p>
      <text:p text:style-name="Text_20_body_20_with_20_1st_20_line_20_indent">Returns the value associated with 'key' if it is found in the map, null if it is not.</text:p>
      <text:p text:style-name="Text_20_body_20_with_20_1st_20_line_20_indent"/>
      <text:p text:style-name="P11">keys()</text:p>
      <text:p text:style-name="Text_20_body_20_with_20_1st_20_line_20_indent">Returns the keys of all the key-value pairs in the map, as a vector.</text:p>
      <text:p text:style-name="Text_20_body_20_with_20_1st_20_line_20_indent"/>
      <text:p text:style-name="P11">values()</text:p>
      <text:p text:style-name="Text_20_body_20_with_20_1st_20_line_20_indent">Returns the values of all the key-value pairs in the map, as a vector.</text:p>
      <text:p text:style-name="Text_20_body_20_with_20_1st_20_line_20_indent"/>
      <text:p text:style-name="P11">merge( other )</text:p>
      <text:p text:style-name="Text_20_body_20_with_20_1st_20_line_20_indent">Merges all the items in the map 'other' into this map.</text:p>
      <text:p text:style-name="Text_20_body_20_with_20_1st_20_line_20_indent"/>
      <text:p text:style-name="P11">rewind()</text:p>
      <text:p text:style-name="Text_20_body_20_with_20_1st_20_line_20_indent">Rewinds the current position to the first element in the map. See section 5.6 on the 'enumeration interface'. </text:p>
      <text:p text:style-name="Text_20_body_20_with_20_1st_20_line_20_indent"/>
      <text:p text:style-name="P11">next()</text:p>
      <text:p text:style-name="Text_20_body_20_with_20_1st_20_line_20_indent">Moves the current position to the next element in the map. Returns a vector which contains: in the first position, a boolean indicating whether there are more items in the enumeration; and in the second position, the key/value pair that was current when next was called (a two-item vector consisting of the key and value). See section 5.6 on the 'enumeration interface'. </text:p>
      <text:p text:style-name="Text_20_body_20_with_20_1st_20_line_20_indent"/>
      <text:h text:style-name="Heading_20_3" text:outline-level="3"><text:soft-page-break/>6.3 Vector built-in methods</text:h>
      <text:p text:style-name="Text_20_body_20_with_20_1st_20_line_20_indent">The following methods can be called on vector objects:</text:p>
      <text:p text:style-name="Text_20_body_20_with_20_1st_20_line_20_indent"/>
      <text:p text:style-name="P11">append( item )</text:p>
      <text:p text:style-name="Text_20_body_20_with_20_1st_20_line_20_indent">Appends an item to the vector.</text:p>
      <text:p text:style-name="Text_20_body_20_with_20_1st_20_line_20_indent"/>
      <text:p text:style-name="P11">length()</text:p>
      <text:p text:style-name="Text_20_body_20_with_20_1st_20_line_20_indent">Returns the number of items in the vector.</text:p>
      <text:p text:style-name="Text_20_body_20_with_20_1st_20_line_20_indent"/>
      <text:p text:style-name="P11">copy()</text:p>
      <text:p text:style-name="Text_20_body_20_with_20_1st_20_line_20_indent">Returns a (shallow) copy of the vector.</text:p>
      <text:p text:style-name="Text_20_body_20_with_20_1st_20_line_20_indent"/>
      <text:p text:style-name="P11">concat( other )</text:p>
      <text:p text:style-name="Text_20_body_20_with_20_1st_20_line_20_indent">Concatenates the contents of the vector 'other' onto the end of this vector.</text:p>
      <text:p text:style-name="Text_20_body_20_with_20_1st_20_line_20_indent"/>
      <text:p text:style-name="P11">min()</text:p>
      <text:p text:style-name="Text_20_body_20_with_20_1st_20_line_20_indent">Returns the smallest item in this vector.</text:p>
      <text:p text:style-name="Text_20_body_20_with_20_1st_20_line_20_indent"/>
      <text:p text:style-name="P11">max()</text:p>
      <text:p text:style-name="Text_20_body_20_with_20_1st_20_line_20_indent">Returns the largest item in this vector.</text:p>
      <text:p text:style-name="Text_20_body_20_with_20_1st_20_line_20_indent"/>
      <text:p text:style-name="P11">pop()</text:p>
      <text:p text:style-name="Text_20_body_20_with_20_1st_20_line_20_indent">Removes the last item from this vector.</text:p>
      <text:p text:style-name="Text_20_body_20_with_20_1st_20_line_20_indent"/>
      <text:p text:style-name="P11">insert( position, value )</text:p>
      <text:p text:style-name="Text_20_body_20_with_20_1st_20_line_20_indent">Inserts the item 'value' into this vector at position 'position'.</text:p>
      <text:p text:style-name="Text_20_body_20_with_20_1st_20_line_20_indent"/>
      <text:p text:style-name="P11">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11">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
      <text:p text:style-name="P11">rfind( value, start = 0, end = -1 )</text:p>
      <text:p text:style-name="Text_20_body_20_with_20_1st_20_line_20_indent"><text:soft-page-break/>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11">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11">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11">sort( start = 0, end = -1 )</text:p>
      <text:p text:style-name="Text_20_body_20_with_20_1st_20_line_20_indent">Sorts the sequence of items in the vector from 'start' to 'end'. If 'end' is negative one, 'end' is the end of the entire vector.</text:p>
      <text:p text:style-name="Text_20_body_20_with_20_1st_20_line_20_indent"/>
      <text:p text:style-name="P11">map( function, <text:span text:style-name="T15">obj = null</text:span> )</text:p>
      <text:p text:style-name="P26">Applies the single-parameter deva function 'function' to each element in the vector and returns a vector containing all the results (in the same order). <text:span text:style-name="T15">If t</text:span>he 'function' argument <text:span text:style-name="T15">is a method, the object on which the method is to be called ('self') must be passed in as the second argument (“obj”).</text:span></text:p>
      <text:p text:style-name="P11"/>
      <text:p text:style-name="P11">filter( function, <text:span text:style-name="T14">obj = null</text:span> )</text:p>
      <text:p text:style-name="Text_20_body_20_with_20_1st_20_line_20_indent">Applies the single-parameter deva function 'function' to each element in the vector and returns a vector containing all the items <text:s/>(in the same order) for which 'function' returned a value evaluating to true. <text:span text:style-name="T15">If t</text:span>he 'function' argument <text:span text:style-name="T15">is a method, the object on which the method is to be called ('self') must be passed in as the second argument (“obj”).</text:span></text:p>
      <text:p text:style-name="P11"/>
      <text:p text:style-name="P11">reduce( function )</text:p>
      <text:p text:style-name="P26">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 <text:span text:style-name="T15">If t</text:span>he 'function' argument <text:span text:style-name="T15">is a method, the object on which the method is to be called ('self') must be passed in as the second argument (“obj”).</text:span></text:p>
      <text:p text:style-name="Text_20_body_20_with_20_1st_20_line_20_indent"/>
      <text:p text:style-name="P11"/>
      <text:p text:style-name="P11">any( function )</text:p>
      <text:p text:style-name="P8">Applies the single-parameter deva function 'function', which must be a predicate (boolean function), to each element in the vector and returns 'true' if any call to the function returns 'true'. Note: any() will short-circuit on the first 'true' result, so it is <text:span text:style-name="T1">not</text:span><text:span text:style-name="T6"> guaranteed that 'function' will be called for every element in the vector.</text:span> </text:p>
      <text:p text:style-name="P27"><text:span text:style-name="T15">If t</text:span>he 'function' argument <text:span text:style-name="T15">is a method, the object on which the method is to be called ('self') must be </text:span><text:soft-page-break/><text:span text:style-name="T15">passed in as the second argument (“obj”).</text:span></text:p>
      <text:p text:style-name="P11"/>
      <text:p text:style-name="P11">all( function )</text:p>
      <text:p text:style-name="P8">Applies the single-parameter deva function 'function', which must be a predicate (boolean function), to each element in the vector and returns 'true' if all calls to the function returns 'true'. Note: all() will short-circuit on the first 'false' result, so it is <text:span text:style-name="T1">not</text:span><text:span text:style-name="T6"> guaranteed that 'function' will be called for every </text:span><text:span text:style-name="T6">element in the vector.</text:span></text:p>
      <text:p text:style-name="P27"><text:span text:style-name="T15">If t</text:span>he 'function' argument <text:span text:style-name="T15">is a method, the object on which the method is to be called ('self') must be passed in as the second argument (“obj”).</text:span></text:p>
      <text:p text:style-name="P8"/>
      <text:p text:style-name="P11">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p text:style-name="P11">join( sep = “” )</text:p>
      <text:p text:style-name="Text_20_body_20_with_20_1st_20_line_20_indent">Converts each value in the vector to a string, concatenates them all together and returns the result as a single string. If 'sep' is given it is used as the separator between the items.</text:p>
      <text:p text:style-name="Text_20_body_20_with_20_1st_20_line_20_indent"/>
      <text:p text:style-name="P11">rewind()</text:p>
      <text:p text:style-name="Text_20_body_20_with_20_1st_20_line_20_indent">Rewinds the current position to the first element in the vector. See section 5.6 on the 'enumeration interface'. </text:p>
      <text:p text:style-name="Text_20_body_20_with_20_1st_20_line_20_indent"/>
      <text:p text:style-name="P11">next()</text:p>
      <text:p text:style-name="Text_20_body_20_with_20_1st_20_line_20_indent">Moves the current position to the next element in the vector. Returns a vector which contains: in the first position, a boolean indicating whether there are more items in the enumeration, and in the second position, the item that was current when next was called. See section 5.6 on the 'enumeration interface'. </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11">concat( s )</text:p>
      <text:p text:style-name="Text_20_body_20_with_20_1st_20_line_20_indent">Concatenates the string 's' onto this string and returns the result.</text:p>
      <text:p text:style-name="Text_20_body_20_with_20_1st_20_line_20_indent"/>
      <text:p text:style-name="P11">length()</text:p>
      <text:p text:style-name="Text_20_body_20_with_20_1st_20_line_20_indent">Returns the length of this string.</text:p>
      <text:p text:style-name="Text_20_body_20_with_20_1st_20_line_20_indent"><text:soft-page-break/></text:p>
      <text:p text:style-name="P11">copy()</text:p>
      <text:p text:style-name="Text_20_body_20_with_20_1st_20_line_20_indent">Returns a copy of this string.</text:p>
      <text:p text:style-name="Text_20_body_20_with_20_1st_20_line_20_indent"/>
      <text:p text:style-name="P11">insert( position, s )</text:p>
      <text:p text:style-name="Text_20_body_20_with_20_1st_20_line_20_indent">Inserts the string 's' at 'position'.</text:p>
      <text:p text:style-name="Text_20_body_20_with_20_1st_20_line_20_indent"/>
      <text:p text:style-name="P11">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11">find( s, start = 0, end = -1 )</text:p>
      <text:p text:style-name="Text_20_body_20_with_20_1st_20_line_20_indent">Finds the next occurrence of the string 's', starting at 'start' and ending at 'end' and returns its index if it is found or null if not. An end of negative one denotes the end of the entire string.</text:p>
      <text:p text:style-name="Text_20_body_20_with_20_1st_20_line_20_indent"/>
      <text:p text:style-name="P11">rfind( s, start = 0, end = -1 )</text:p>
      <text:p text:style-name="Text_20_body_20_with_20_1st_20_line_20_indent">Finds the next occurrence of the string 's', starting at 'end' and ending at 'start', in reverse order. Returns its index if it is found or null if not.. An end of negative one denotes the end of the entire string.</text:p>
      <text:p text:style-name="Text_20_body_20_with_20_1st_20_line_20_indent"/>
      <text:p text:style-name="P11">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11">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11">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11">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11">lstrip( chars = “ \n\t” )</text:p>
      <text:p text:style-name="Text_20_body_20_with_20_1st_20_line_20_indent">Strips occurrences of the characters in the string 'chars' from the left end of the string and returns the <text:soft-page-break/>resulting string.</text:p>
      <text:p text:style-name="Text_20_body_20_with_20_1st_20_line_20_indent"/>
      <text:p text:style-name="P11">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11">split( chars = “ \n\t” )</text:p>
      <text:p text:style-name="Text_20_body_20_with_20_1st_20_line_20_indent">Splits the string into sub-strings at occurrences of the characters in the string 'chars' and returns a vector containing all the sub-strings, in order. If 'chars' is an empty string, the vector returned contains a single-character string for each character in the original string. (e.g. for a string 's' that contains “foobar”, s.split( '' ) will return ['f', 'o', 'o', 'b', 'a', 'r']).</text:p>
      <text:p text:style-name="Text_20_body_20_with_20_1st_20_line_20_indent"/>
      <text:p text:style-name="P11">replace( s, replacement_s )</text:p>
      <text:p text:style-name="Text_20_body_20_with_20_1st_20_line_20_indent">Replaces instances of the string 's' with 'replacement_s' and returns the resulting string.</text:p>
      <text:p text:style-name="Text_20_body_20_with_20_1st_20_line_20_indent"/>
      <text:p text:style-name="P11">upper()</text:p>
      <text:p text:style-name="Text_20_body_20_with_20_1st_20_line_20_indent">Converts all the characters to upper-case and returns the result.</text:p>
      <text:p text:style-name="Text_20_body_20_with_20_1st_20_line_20_indent"/>
      <text:p text:style-name="P11">lower()</text:p>
      <text:p text:style-name="Text_20_body_20_with_20_1st_20_line_20_indent">Converts all the characters to lower-case and returns the result.</text:p>
      <text:p text:style-name="Text_20_body_20_with_20_1st_20_line_20_indent"/>
      <text:p text:style-name="P11">isalphanum()</text:p>
      <text:p text:style-name="Text_20_body_20_with_20_1st_20_line_20_indent">Returns true if the string contains only alpha-numeric characters, false otherwise.</text:p>
      <text:p text:style-name="Text_20_body_20_with_20_1st_20_line_20_indent"><text:s/></text:p>
      <text:p text:style-name="P11">isalpha()</text:p>
      <text:p text:style-name="Text_20_body_20_with_20_1st_20_line_20_indent">Returns true if the string contains only alphabetic characters, false otherwise.</text:p>
      <text:p text:style-name="Text_20_body_20_with_20_1st_20_line_20_indent"/>
      <text:p text:style-name="P11">isdigit()</text:p>
      <text:p text:style-name="Text_20_body_20_with_20_1st_20_line_20_indent">Returns true if the string contains only decimal (base-10) digit characters, false otherwise.</text:p>
      <text:p text:style-name="P7"/>
      <text:p text:style-name="P11">islower()</text:p>
      <text:p text:style-name="Text_20_body_20_with_20_1st_20_line_20_indent">Returns true if the string contains only lower-case characters, false otherwise.</text:p>
      <text:p text:style-name="Text_20_body_20_with_20_1st_20_line_20_indent"/>
      <text:p text:style-name="P11">isupper()</text:p>
      <text:p text:style-name="Text_20_body_20_with_20_1st_20_line_20_indent">Returns true if the string contains only upper-case characters, false otherwise.</text:p>
      <text:p text:style-name="Text_20_body_20_with_20_1st_20_line_20_indent"/>
      <text:p text:style-name="P11"><text:soft-page-break/>isspace()</text:p>
      <text:p text:style-name="Text_20_body_20_with_20_1st_20_line_20_indent">Returns true if the string contains only whitespace characters, false otherwise.</text:p>
      <text:p text:style-name="Text_20_body_20_with_20_1st_20_line_20_indent"/>
      <text:p text:style-name="P11">ispunct()</text:p>
      <text:p text:style-name="Text_20_body_20_with_20_1st_20_line_20_indent">Returns true if the string contains only punctuation characters, false otherwise.</text:p>
      <text:p text:style-name="Text_20_body_20_with_20_1st_20_line_20_indent"/>
      <text:p text:style-name="P11">iscntrl()</text:p>
      <text:p text:style-name="Text_20_body_20_with_20_1st_20_line_20_indent">Returns true if the string contains only control characters, false otherwise.</text:p>
      <text:p text:style-name="Text_20_body_20_with_20_1st_20_line_20_indent"/>
      <text:p text:style-name="P11">isprint()</text:p>
      <text:p text:style-name="Text_20_body_20_with_20_1st_20_line_20_indent">Returns true if the string contains only printable characters, false otherwise.</text:p>
      <text:p text:style-name="Text_20_body_20_with_20_1st_20_line_20_indent"/>
      <text:p text:style-name="P11">isxdigit()</text:p>
      <text:p text:style-name="Text_20_body_20_with_20_1st_20_line_20_indent">Returns true if the string contains only hexadecimal (base-16) digit characters, false otherwise.</text:p>
      <text:p text:style-name="Text_20_body_20_with_20_1st_20_line_20_indent"/>
      <text:p text:style-name="P11">format( format_args )</text:p>
      <text:p text:style-name="Text_20_body_20_with_20_1st_20_line_20_indent">Generates a string using Unix98 printf format specifiers with the string it is called on as the format string and the vector 'format_args' containing the formatting arguments.</text:p>
      <text:p text:style-name="Text_20_body_20_with_20_1st_20_line_20_indent"/>
      <text:p text:style-name="P11">join( args )</text:p>
      <text:p text:style-name="Text_20_body_20_with_20_1st_20_line_20_indent">Converts each value in the vector 'args' to a string, concatenates them all together and returns the result as a single string. If 'sep' is given it is used as the separator included between items. The string the method is called on is used as the separator included between items.</text:p>
      <text:h text:style-name="Heading_20_3" text:outline-level="3">6.5 Built-in module bit</text:h>
      <text:p text:style-name="Text_20_body_20_with_20_1st_20_line_20_indent">The module 'bit' provides bit-wise operations.</text:p>
      <text:p text:style-name="Text_20_body_20_with_20_1st_20_line_20_indent"/>
      <text:p text:style-name="P11">and( num1, num2 )</text:p>
      <text:p text:style-name="Text_20_body_20_with_20_1st_20_line_20_indent">Returns the result of the bit-wise “and” operation on the parameters.</text:p>
      <text:p text:style-name="Text_20_body_20_with_20_1st_20_line_20_indent"/>
      <text:p text:style-name="P11">or( num1, num2 )</text:p>
      <text:p text:style-name="Text_20_body_20_with_20_1st_20_line_20_indent">Returns the result of the bit-wise “or” operation on the parameters.</text:p>
      <text:p text:style-name="Text_20_body_20_with_20_1st_20_line_20_indent"/>
      <text:p text:style-name="P11">xor( num1, num2 )</text:p>
      <text:p text:style-name="Text_20_body_20_with_20_1st_20_line_20_indent">Returns the result of the bit-wise “xor” operation on the parameters.</text:p>
      <text:p text:style-name="Text_20_body_20_with_20_1st_20_line_20_indent"/>
      <text:p text:style-name="P11"><text:soft-page-break/>complement( num )</text:p>
      <text:p text:style-name="Text_20_body_20_with_20_1st_20_line_20_indent">Returns the bit-wise complement of the parameter.</text:p>
      <text:p text:style-name="Text_20_body_20_with_20_1st_20_line_20_indent"/>
      <text:p text:style-name="P11">shift_left( num )</text:p>
      <text:p text:style-name="Text_20_body_20_with_20_1st_20_line_20_indent">Returns the result of the bit-wise “shift left” operation on the parameter.</text:p>
      <text:p text:style-name="Text_20_body_20_with_20_1st_20_line_20_indent"/>
      <text:p text:style-name="P11">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Text_20_body_20_with_20_1st_20_line_20_indent"/>
      <text:p text:style-name="P11">pi()</text:p>
      <text:p text:style-name="Text_20_body_20_with_20_1st_20_line_20_indent">Returns the value of PI.</text:p>
      <text:p text:style-name="Text_20_body_20_with_20_1st_20_line_20_indent"/>
      <text:p text:style-name="P11">radians( degrees )</text:p>
      <text:p text:style-name="Text_20_body_20_with_20_1st_20_line_20_indent">Converts degrees to radians and returns the result.</text:p>
      <text:p text:style-name="Text_20_body_20_with_20_1st_20_line_20_indent"/>
      <text:p text:style-name="P11">degrees( radians )</text:p>
      <text:p text:style-name="Text_20_body_20_with_20_1st_20_line_20_indent">Converts radians to degrees and returns the result.</text:p>
      <text:p text:style-name="Text_20_body_20_with_20_1st_20_line_20_indent"/>
      <text:p text:style-name="P11">cos( theta )</text:p>
      <text:p text:style-name="P11">sin( theta )</text:p>
      <text:p text:style-name="P11">tan( theta )</text:p>
      <text:p text:style-name="P11">acos( theta )</text:p>
      <text:p text:style-name="P11">asin( theta )</text:p>
      <text:p text:style-name="P11">atan( theta )</text:p>
      <text:p text:style-name="P11">cosh( theta )</text:p>
      <text:p text:style-name="P11">sinh( theta )</text:p>
      <text:p text:style-name="P11">tanh( theta )</text:p>
      <text:p text:style-name="Text_20_body_20_with_20_1st_20_line_20_indent">Common trigonometric functions. (Note: the trig functions operate with angles in radians).</text:p>
      <text:p text:style-name="Text_20_body_20_with_20_1st_20_line_20_indent"/>
      <text:p text:style-name="P11">exp( num )</text:p>
      <text:p text:style-name="Text_20_body_20_with_20_1st_20_line_20_indent">Returns the base-e exponential function of 'num'.</text:p>
      <text:p text:style-name="Text_20_body_20_with_20_1st_20_line_20_indent"><text:soft-page-break/></text:p>
      <text:p text:style-name="P11">log( num )</text:p>
      <text:p text:style-name="Text_20_body_20_with_20_1st_20_line_20_indent">Returns the natural logarithm of 'num'.</text:p>
      <text:p text:style-name="Text_20_body_20_with_20_1st_20_line_20_indent"/>
      <text:p text:style-name="P11">log10( num )</text:p>
      <text:p text:style-name="Text_20_body_20_with_20_1st_20_line_20_indent">Returns the base-10 logarithm of 'num'.</text:p>
      <text:p text:style-name="Text_20_body_20_with_20_1st_20_line_20_indent"/>
      <text:p text:style-name="P11">abs( num )</text:p>
      <text:p text:style-name="Text_20_body_20_with_20_1st_20_line_20_indent">Returns the absolute value of 'num'.</text:p>
      <text:p text:style-name="Text_20_body_20_with_20_1st_20_line_20_indent"/>
      <text:p text:style-name="P11">sqrt( num )</text:p>
      <text:p text:style-name="Text_20_body_20_with_20_1st_20_line_20_indent">Returns the square root of 'num'.</text:p>
      <text:p text:style-name="Text_20_body_20_with_20_1st_20_line_20_indent"/>
      <text:p text:style-name="P11">pow( base, exponent )</text:p>
      <text:p text:style-name="Text_20_body_20_with_20_1st_20_line_20_indent">Returns 'base' raised to the power of 'exponent'.</text:p>
      <text:p text:style-name="Text_20_body_20_with_20_1st_20_line_20_indent"/>
      <text:p text:style-name="P11">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11">fmod( numerator, denominator )</text:p>
      <text:p text:style-name="Text_20_body_20_with_20_1st_20_line_20_indent">Returns the floating-point remainder of 'numerator' / 'denominator'.</text:p>
      <text:p text:style-name="Text_20_body_20_with_20_1st_20_line_20_indent"/>
      <text:p text:style-name="P11">floor( num )</text:p>
      <text:p text:style-name="Text_20_body_20_with_20_1st_20_line_20_indent">Returns the largest integral value that is not greater than 'num'.</text:p>
      <text:p text:style-name="Text_20_body_20_with_20_1st_20_line_20_indent"/>
      <text:p text:style-name="P11">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11">exec( command )</text:p>
      <text:p text:style-name="Text_20_body_20_with_20_1st_20_line_20_indent">Executes a system command and returns the return value from that command.</text:p>
      <text:p text:style-name="Text_20_body_20_with_20_1st_20_line_20_indent"><text:soft-page-break/></text:p>
      <text:p text:style-name="P11">getcwd()</text:p>
      <text:p text:style-name="Text_20_body_20_with_20_1st_20_line_20_indent">Returns the current working directory of the process.</text:p>
      <text:p text:style-name="Text_20_body_20_with_20_1st_20_line_20_indent"/>
      <text:p text:style-name="P11">chdir( dir )</text:p>
      <text:p text:style-name="Text_20_body_20_with_20_1st_20_line_20_indent">Changes the current working directory of the process to 'dir'.</text:p>
      <text:p text:style-name="Text_20_body_20_with_20_1st_20_line_20_indent"/>
      <text:p text:style-name="P11">splitpath( path )</text:p>
      <text:p text:style-name="Text_20_body_20_with_20_1st_20_line_20_indent">Returns a vector containing the directory and filename parts of 'path'.</text:p>
      <text:p text:style-name="Text_20_body_20_with_20_1st_20_line_20_indent"/>
      <text:p text:style-name="P11">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11">getdir( path )</text:p>
      <text:p text:style-name="Text_20_body_20_with_20_1st_20_line_20_indent">Returns the directory (“base path”) part of 'path'.</text:p>
      <text:p text:style-name="Text_20_body_20_with_20_1st_20_line_20_indent"/>
      <text:p text:style-name="P11">getfile( path )</text:p>
      <text:p text:style-name="Text_20_body_20_with_20_1st_20_line_20_indent">Returns the filename part of 'path'.</text:p>
      <text:p text:style-name="Text_20_body_20_with_20_1st_20_line_20_indent"/>
      <text:p text:style-name="P11">getext( path ) </text:p>
      <text:p text:style-name="Text_20_body_20_with_20_1st_20_line_20_indent">Returns the file extension part of 'path'. (Includes the '.').</text:p>
      <text:p text:style-name="Text_20_body_20_with_20_1st_20_line_20_indent"/>
      <text:p text:style-name="P11">exists( path ) </text:p>
      <text:p text:style-name="Text_20_body_20_with_20_1st_20_line_20_indent">Returns true if the path given by 'path' exists on disk.</text:p>
      <text:p text:style-name="Text_20_body_20_with_20_1st_20_line_20_indent"/>
      <text:p text:style-name="P11">environ()</text:p>
      <text:p text:style-name="Text_20_body_20_with_20_1st_20_line_20_indent">Returns a map containing the system environment variables as name:value pairs.</text:p>
      <text:p text:style-name="Text_20_body_20_with_20_1st_20_line_20_indent"/>
      <text:p text:style-name="P11">getenv( name )</text:p>
      <text:p text:style-name="Text_20_body_20_with_20_1st_20_line_20_indent">Returns the value of the environment variable 'name'.</text:p>
      <text:p text:style-name="Text_20_body_20_with_20_1st_20_line_20_indent"/>
      <text:p text:style-name="P11">argv()</text:p>
      <text:p text:style-name="Text_20_body_20_with_20_1st_20_line_20_indent">Returns a vector containing the parameters that were passed to deva (excluding the deva execution program).</text:p>
      <text:p text:style-name="Text_20_body_20_with_20_1st_20_line_20_indent"/>
      <text:p text:style-name="P11"><text:soft-page-break/>dirwalk( dir, recurse = true )</text:p>
      <text:p text:style-name="Text_20_body_20_with_20_1st_20_line_20_indent">Returns a vector containing all the files in 'dir'. The 'recurse' flag indicates whether or not sub-directories should be recursively walked as well.</text:p>
      <text:p text:style-name="Text_20_body_20_with_20_1st_20_line_20_indent"/>
      <text:p text:style-name="P11">isdir( path )</text:p>
      <text:p text:style-name="Text_20_body_20_with_20_1st_20_line_20_indent">Returns true if 'path' is a directory, false otherwise.</text:p>
      <text:p text:style-name="Text_20_body_20_with_20_1st_20_line_20_indent"/>
      <text:p text:style-name="P11">isfile( path )</text:p>
      <text:p text:style-name="Text_20_body_20_with_20_1st_20_line_20_indent">Returns true if 'path' is a regular file, false otherwise.</text:p>
      <text:p text:style-name="Text_20_body_20_with_20_1st_20_line_20_indent"/>
      <text:p text:style-name="P11">sep()</text:p>
      <text:p text:style-name="Text_20_body_20_with_20_1st_20_line_20_indent">Returns the string that represents the directory separator for the operating system.e.g. “/” on Posix/Unix systems.</text:p>
      <text:p text:style-name="Text_20_body_20_with_20_1st_20_line_20_indent"/>
      <text:p text:style-name="P11">extsep()</text:p>
      <text:p text:style-name="Text_20_body_20_with_20_1st_20_line_20_indent">Returns the string that represents the filename and extension separator for the operating system.e.g. “.” on Posix/Unix systems.</text:p>
      <text:p text:style-name="Text_20_body_20_with_20_1st_20_line_20_indent"/>
      <text:p text:style-name="P11">pathsep()</text:p>
      <text:p text:style-name="Text_20_body_20_with_20_1st_20_line_20_indent">Returns the string that represents the path environment variable separator for the operating system. e.g. “:” on Posix/Unix systems.</text:p>
      <text:p text:style-name="Text_20_body_20_with_20_1st_20_line_20_indent"/>
      <text:p text:style-name="P11">curdir()</text:p>
      <text:p text:style-name="Text_20_body_20_with_20_1st_20_line_20_indent">Returns the string that represents the current working directory for the operating system. e.g. “.” on Posix/Unix systems.</text:p>
      <text:p text:style-name="Text_20_body_20_with_20_1st_20_line_20_indent"/>
      <text:p text:style-name="P11">pardir()</text:p>
      <text:p text:style-name="Text_20_body_20_with_20_1st_20_line_20_indent">Returns the string that represents the parent directory for the operating system.e.g. “..” on Posix/Unix systems.</text:p>
      <text:p text:style-name="Text_20_body_20_with_20_1st_20_line_20_indent"/>
      <text:h text:style-name="Heading_20_3" text:outline-level="3">6.8 Built-in module _re</text:h>
      <text:p text:style-name="Text_20_body_20_with_20_1st_20_line_20_indent">The '_re' module provides extended, Perl-style regular expression functionality. (The syntax for regular expressions follows the Perl 5 model). This modules is built on top of the Boost regex library; using the default behaviors. The documentation for said library may be found at <text:s/><text:a xlink:type="simple" xlink:href="http://www.boost.org/doc/libs/1_36_0/libs/regex/doc/html/index.html">http://www.boost.org/doc/libs/1_36_0/libs/regex/doc/html/index.html</text:a> and provides further details, if needed.</text:p>
      <text:p text:style-name="Text_20_body_20_with_20_1st_20_line_20_indent">Note: Following the convention for native (i.e. written in C++) built-in modules that are shadowed by more complete or user-friendly deva modules, this module's name begins with an underscore. This <text:soft-page-break/>allows the more usable module to have the same friendly name, in this case the 're' module.</text:p>
      <text:p text:style-name="P11"/>
      <text:p text:style-name="P11">compile( regex_str )</text:p>
      <text:p text:style-name="Text_20_body_20_with_20_1st_20_line_20_indent">Compiles the regular expression 'regex_str' and returns a regex object.</text:p>
      <text:p text:style-name="Text_20_body_20_with_20_1st_20_line_20_indent"/>
      <text:p text:style-name="P11">match( regex, input )</text:p>
      <text:p text:style-name="Text_20_body_20_with_20_1st_20_line_20_indent">Locate matches of the regex object 'regex' in the input string 'input'. Match differs from 'search' in that match will only find a match when the entire input text matches. If there is no successful match of the regular expression, 'match' returns null. If there are successful matches, 'match' returns a vector of the matches, where item 0 is the entire match and the subsequent items are the matches for each individual group in the regular expression. Each item in the vector is a map with items named “start”, “end” and “str”. “str” is the text of the match, “start” the index to the beginning of the match and “end” the index to the end of the match. (Such that the slice 'input[matches.start : matches.end]' yields the same string as “str”). For example, the code:</text:p>
      <text:p text:style-name="P12">regexp = _re.compile( "(\w+)\W+(\w+)" );</text:p>
      <text:p text:style-name="P12">matches = _re.search( regexp, "@abc def--" );</text:p>
      <text:p text:style-name="P12">print( matches );</text:p>
      <text:p text:style-name="Text_20_body_20_with_20_1st_20_line_20_indent"/>
      <text:p text:style-name="Text_20_body_20_with_20_1st_20_line_20_indent">Produces the output:</text:p>
      <text:p text:style-name="P12">[{end:8, start:1, str:abc def}, {end:4, start:1, str:abc}, {end:8, start:5, str:def}] </text:p>
      <text:p text:style-name="Text_20_body_20_with_20_1st_20_line_20_indent"/>
      <text:p text:style-name="P11">search( regex, input )</text:p>
      <text:p text:style-name="Text_20_body_20_with_20_1st_20_line_20_indent">Locate matches of the regex object 'regex' in the input string 'input'. Search differs from 'match' in that search will find a match anywhere within the text. Format of the matches returned is the same as for 'match'.</text:p>
      <text:p text:style-name="Text_20_body_20_with_20_1st_20_line_20_indent"/>
      <text:p text:style-name="P11">replace( regex, input, format )</text:p>
      <text:p text:style-name="Text_20_body_20_with_20_1st_20_line_20_indent">Returns the string resulting from replacing in the string 'input' using 'format' and the regular expression object 'regex'. Similar to substitute operations in sed or perl. The syntax for the 'format' string is functionally identical to the<text:span text:style-name="T11"> Perl format string rules. </text:span>In addition, during 'replace' operations all non-overlapping occurrences of the regular expression are located and replaced, and sections of the input that did not match the expression, are copied unchanged to the output string. </text:p>
      <text:p text:style-name="Text_20_body_20_with_20_1st_20_line_20_indent"/>
      <text:p text:style-name="P11">delete( regex )</text:p>
      <text:p text:style-name="Text_20_body_20_with_20_1st_20_line_20_indent">Deletes the regex object 'regex' and returns resources to the operating system. <text:span text:style-name="T10">Must</text:span> be called to properly dispose of the regex object.</text:p>
      <text:p text:style-name="Text_20_body_20_with_20_1st_20_line_20_indent"/>
      <text:h text:style-name="Heading_20_2" text:outline-level="2"><text:soft-page-break/>7 Provided modules</text:h>
      <text:p text:style-name="Text_20_body_20_with_20_1st_20_line_20_indent">In addition to the 'built-in' modules, which are written in C++ and have some special limitations (see section 3.2), there are also some standard modules provided which are written in deva.</text:p>
      <text:h text:style-name="Heading_20_3" text:outline-level="3">7.1 Module re</text:h>
      <text:p text:style-name="Text_20_body_20_with_20_1st_20_line_20_indent">The module 're' supplies a more convenient way to use regular expressions than the native built-in module '_re'. Re is a wrapper for '_re' which is written in deva code and takes advantage of class destructors to free the native regular expression object used by '_re'.</text:p>
      <text:p text:style-name="Text_20_body_20_with_20_1st_20_line_20_indent"/>
      <text:p text:style-name="P11">escape( s )</text:p>
      <text:p text:style-name="Text_20_body_20_with_20_1st_20_line_20_indent">Returns the string 's' with all the regular expression special characters escaped.</text:p>
      <text:p text:style-name="Text_20_body_20_with_20_1st_20_line_20_indent"/>
      <text:p text:style-name="P11">class re</text:p>
      <text:p text:style-name="Text_20_body_20_with_20_1st_20_line_20_indent">The re class is the main type defined in module 're' and provides all the operations for working with regular expressions. Because it's constructor builds the regular expression object, and its destructor automatically frees it, it is easier to use than the raw '_re' built-in module. Its methods are as follows:</text:p>
      <text:p text:style-name="Text_20_body_20_with_20_1st_20_line_20_indent"/>
      <text:p text:style-name="P14">new( pattern )</text:p>
      <text:p text:style-name="P13">The constructor for the re class takes a pattern as its parameter and compiles a regular expression object from this pattern.</text:p>
      <text:p text:style-name="Text_20_body_20_with_20_1st_20_line_20_indent"/>
      <text:p text:style-name="P14">delete()</text:p>
      <text:p text:style-name="P13">The destructor for the re class frees the internal regular expression object automatically.</text:p>
      <text:p text:style-name="P13"/>
      <text:p text:style-name="P14">match( input )</text:p>
      <text:p text:style-name="P13">Matches the regular expression for the entire string 'input'. Returns a vector of matches. See '_re.match' for details.</text:p>
      <text:p text:style-name="Text_20_body_20_with_20_1st_20_line_20_indent"/>
      <text:p text:style-name="P14">search( input )</text:p>
      <text:p text:style-name="P13">Searches the regular expression anywhere in the string 'input' for matches. Returns a vector of matches. See '_re.search' for details.</text:p>
      <text:p text:style-name="Text_20_body_20_with_20_1st_20_line_20_indent"/>
      <text:p text:style-name="P14">replace( input, format )</text:p>
      <text:p text:style-name="P13">Returns the string resulting from replacing in the string 'input' using the format-string 'format'. See '_re.replace' for details.</text:p>
      <text:p text:style-name="P13"/>
      <text:h text:style-name="Heading_20_3" text:outline-level="3"><text:soft-page-break/>7.2 Module glob</text:h>
      <text:p text:style-name="Text_20_body_20_with_20_1st_20_line_20_indent">The 'glob' module provides functions to use Unix command-line style “file globs”, such as “*.dv” (matches all files with the .dv extension). It supports *, ? and [] glob syntax. 'glob' is written in deva code and utilizes the 're' module.</text:p>
      <text:p text:style-name="Text_20_body_20_with_20_1st_20_line_20_indent"/>
      <text:p text:style-name="P11">glob( pattern )</text:p>
      <text:p text:style-name="Text_20_body_20_with_20_1st_20_line_20_indent">The glob function takes a file glob pattern and returns the result as a vector of filenames. It is a non-recursive file-walk. If you need to walk a directory tree recursively, see the built-in 'dirwalk' function.</text:p>
      <text:p text:style-name="P7"/>
      <text:h text:style-name="P24" text:outline-level="2">8 Sample deva code</text:h>
      <text:h text:style-name="P29" text:outline-level="3">8.1 bubble sort</text:h>
      <text:p text:style-name="P12"/>
      <text:p text:style-name="P12"># bubble sort the vector 'a'</text:p>
      <text:p text:style-name="P12">def bubble_sort( a )</text:p>
      <text:p text:style-name="P12">{</text:p>
      <text:p text:style-name="P12"><text:tab/>local len = length( a );</text:p>
      <text:p text:style-name="P12"><text:tab/>local swap = true;</text:p>
      <text:p text:style-name="P12"><text:tab/>while( swap )</text:p>
      <text:p text:style-name="P12"><text:tab/>{</text:p>
      <text:p text:style-name="P12"><text:tab/><text:tab/>local swap = false;</text:p>
      <text:p text:style-name="P12"><text:tab/><text:tab/>local i = len-1;</text:p>
      <text:p text:style-name="P12"><text:tab/><text:tab/>while( i &gt;= 0 )</text:p>
      <text:p text:style-name="P12"><text:tab/><text:tab/>{</text:p>
      <text:p text:style-name="P12"><text:tab/><text:tab/><text:tab/>local j = 1;</text:p>
      <text:p text:style-name="P12"><text:tab/><text:tab/><text:tab/>while( j &lt;= i )</text:p>
      <text:p text:style-name="P12"><text:tab/><text:tab/><text:tab/>{</text:p>
      <text:p text:style-name="P12"><text:tab/><text:tab/><text:tab/><text:tab/>if( a[j-1] &gt; a[j] )</text:p>
      <text:p text:style-name="P12"><text:tab/><text:tab/><text:tab/><text:tab/>{</text:p>
      <text:p text:style-name="P12"><text:tab/><text:tab/><text:tab/><text:tab/><text:tab/>temp = a[j-1];</text:p>
      <text:p text:style-name="P12"><text:tab/><text:tab/><text:tab/><text:tab/><text:tab/>a[j-1] = a[j];</text:p>
      <text:p text:style-name="P12"><text:tab/><text:tab/><text:tab/><text:tab/><text:tab/>a[j] = temp;</text:p>
      <text:p text:style-name="P12"><text:tab/><text:tab/><text:tab/><text:tab/><text:tab/>swap = true;</text:p>
      <text:p text:style-name="P12"><text:tab/><text:tab/><text:tab/><text:tab/>}</text:p>
      <text:p text:style-name="P12"><text:tab/><text:tab/><text:tab/><text:tab/>j = j + 1;</text:p>
      <text:p text:style-name="P12"><text:tab/><text:tab/><text:tab/>}</text:p>
      <text:p text:style-name="P12"><text:tab/><text:tab/><text:tab/>i = i - 1;</text:p>
      <text:p text:style-name="P12"><text:soft-page-break/><text:tab/><text:tab/>}</text:p>
      <text:p text:style-name="P12"><text:tab/>}</text:p>
      <text:p text:style-name="P12"><text:tab/>return a;</text:p>
      <text:p text:style-name="P12">}</text:p>
      <text:p text:style-name="P12"/>
      <text:p text:style-name="P12"># given a vector 'l', one could:</text:p>
      <text:p text:style-name="P12"># sort the array</text:p>
      <text:p text:style-name="P12">n = bubble_sort( l );</text:p>
      <text:p text:style-name="P12"># print it</text:p>
      <text:p text:style-name="P12">for( i in l )</text:p>
      <text:p text:style-name="P12">{</text:p>
      <text:p text:style-name="P12"><text:tab/>print( i );</text:p>
      <text:p text:style-name="P12">}</text:p>
      <text:p text:style-name="P12"># one could also print it simply using:</text:p>
      <text:p text:style-name="P12">#print( l );</text:p>
      <text:h text:style-name="Heading_20_3" text:outline-level="3">8.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8.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text:soft-page-break/>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f = new foo.foocls();</text:p>
      <text:p text:style-name="fixed">f.foomethod();</text:p>
      <text:h text:style-name="Heading_20_3" text:outline-level="3">8.4 eval – running code dynamically</text:h>
      <text:p text:style-name="fixed"># test eval</text:p>
      <text:p text:style-name="fixed">eval( "def foo(){ print( \"foobar\" ); }" );</text:p>
      <text:p text:style-name="fixed">foo();</text:p>
      <text:h text:style-name="Heading_20_3" text:outline-level="3">8.5 Classes, instances, constructors and inheritance</text:h>
      <text:p text:style-name="fixed"/>
      <text:p text:style-name="fixed"># class/inheritance/new test</text:p>
      <text:p text:style-name="fixed">class A</text:p>
      <text:p text:style-name="fixed">{</text:p>
      <text:p text:style-name="fixed"><text:tab/>def new()</text:p>
      <text:p text:style-name="fixed"><text:tab/>{</text:p>
      <text:p text:style-name="fixed"><text:tab/>}</text:p>
      <text:p text:style-name="fixed"><text:tab/>def init()</text:p>
      <text:p text:style-name="fixed"><text:soft-page-break/><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obj = new C( "rumplestiltskin" );</text:p>
      <text:p text:style-name="fixed">obj.run();</text:p>
      <text:h text:style-name="Heading_20_3" text:outline-level="3"><text:soft-page-break/>8.6 Factorial examples</text:h>
      <text:p text:style-name="fixed">def recursive_factorial( n )</text:p>
      <text:p text:style-name="fixed">{</text:p>
      <text:p text:style-name="fixed"><text:tab/>if( n == 0 ) return 1;</text:p>
      <text:p text:style-name="fixed"><text:tab/>else return n * recursive_factorial( n - 1 );</text:p>
      <text:p text:style-name="fixed">}</text:p>
      <text:p text:style-name="fixed"/>
      <text:p text:style-name="fixed">def mul( x, y ) { return x * y; }</text:p>
      <text:p text:style-name="fixed">def reduce_factorial( n )</text:p>
      <text:p text:style-name="fixed">{</text:p>
      <text:p text:style-name="fixed"><text:tab/>if( n == 0 ) return 1;</text:p>
      <text:p text:style-name="fixed"><text:tab/>local l = range( 1, n );</text:p>
      <text:p text:style-name="fixed"><text:tab/>return l.reduce( mul );</text:p>
      <text:p text:style-name="fixed">}</text:p>
      <text:p text:style-name="fixed"/>
      <text:p text:style-name="fixed">def iterative_factorial( n )</text:p>
      <text:p text:style-name="fixed">{</text:p>
      <text:p text:style-name="fixed"><text:tab/>local count = 1;</text:p>
      <text:p text:style-name="fixed"><text:tab/>local total = 1;</text:p>
      <text:p text:style-name="fixed"><text:tab/>while( count &lt;= n )</text:p>
      <text:p text:style-name="fixed"><text:tab/>{</text:p>
      <text:p text:style-name="fixed"><text:tab/><text:tab/>total *= count;</text:p>
      <text:p text:style-name="fixed"><text:tab/><text:tab/>count += 1;</text:p>
      <text:p text:style-name="fixed"><text:tab/>}</text:p>
      <text:p text:style-name="fixed"><text:tab/>return total;</text:p>
      <text:p text:style-name="fixed">}</text:p>
      <text:p text:style-name="fixed"/>
      <text:p text:style-name="fixed"># 170! is the largest factorial that fits in an IEEE 754 double-precision float</text:p>
      <text:p text:style-name="fixed"># (and therefore a deva number type)</text:p>
      <text:p text:style-name="fixed">x = 170;</text:p>
      <text:p text:style-name="fixed">print( recursive_factorial( x ) );</text:p>
      <text:p text:style-name="fixed">print( reduce_factorial( x ) );</text:p>
      <text:p text:style-name="fixed">print( iterative_factorial( x ) );</text:p>
      <text:h text:style-name="Heading_20_3" text:outline-level="3">8.7 Nested function examples</text:h>
      <text:p text:style-name="fixed">if( true )</text:p>
      <text:p text:style-name="fixed">{</text:p>
      <text:p text:style-name="fixed"><text:tab/>local a = 0;</text:p>
      <text:p text:style-name="fixed"><text:soft-page-break/><text:tab/>while( true )</text:p>
      <text:p text:style-name="fixed"><text:tab/>{</text:p>
      <text:p text:style-name="fixed"><text:tab/><text:tab/>local b = 1;</text:p>
      <text:p text:style-name="fixed"><text:tab/><text:tab/>if( true )</text:p>
      <text:p text:style-name="fixed"><text:tab/><text:tab/>{</text:p>
      <text:p text:style-name="fixed"><text:tab/><text:tab/><text:tab/>local c = 2;</text:p>
      <text:p text:style-name="fixed"><text:tab/><text:tab/>}</text:p>
      <text:p text:style-name="fixed"><text:tab/><text:tab/>def foo()</text:p>
      <text:p text:style-name="fixed"><text:tab/><text:tab/>{</text:p>
      <text:p text:style-name="fixed"><text:tab/><text:tab/><text:tab/>print( a );<text:tab/><text:tab/># succeeds, prints '0'</text:p>
      <text:p text:style-name="fixed"><text:tab/><text:tab/><text:tab/>print( b );<text:tab/><text:tab/># succeeds, prints '1'</text:p>
      <text:p text:style-name="fixed"><text:tab/><text:tab/><text:tab/>print( c );<text:tab/><text:tab/># error, 'foo' doesn't have access to 'c'</text:p>
      <text:p text:style-name="fixed"><text:tab/><text:tab/><text:tab/>break;<text:tab/><text:tab/># this works!</text:p>
      <text:p text:style-name="fixed"><text:tab/><text:tab/>}</text:p>
      <text:p text:style-name="fixed"><text:tab/><text:tab/>foo();</text:p>
      <text:p text:style-name="fixed"><text:tab/>}</text:p>
      <text:p text:style-name="fixed">}</text:p>
      <text:h text:style-name="Heading_20_2" text:outline-level="2">9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1-15T14:07:11</meta:creation-date>
    <dc:date>2011-03-28T18:55:34</dc:date>
    <meta:editing-duration>PT276H38M03S</meta:editing-duration>
    <meta:editing-cycles>111</meta:editing-cycles>
    <meta:generator>OpenOffice.org/3.2$Linux OpenOffice.org_project/320m19$Build-9505</meta:generator>
    <meta:document-statistic meta:table-count="0" meta:image-count="0" meta:object-count="0" meta:page-count="37" meta:paragraph-count="783" meta:word-count="9855" meta:character-count="56779"/>
    <meta:user-defined meta:name="Info 1"/>
    <meta:user-defined meta:name="Info 2"/>
    <meta:user-defined meta:name="Info 3"/>
    <meta:user-defined meta:name="Info 4"/>
  </office:meta>
</office:document-meta>
</file>